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ef5e" officeooo:paragraph-rsid="0022ef5e"/>
    </style:style>
    <style:style style:name="P2" style:family="paragraph" style:parent-style-name="Standard">
      <style:text-properties officeooo:rsid="0024bb72" officeooo:paragraph-rsid="0024bb72"/>
    </style:style>
    <style:style style:name="P3" style:family="paragraph" style:parent-style-name="Standard">
      <style:text-properties officeooo:rsid="00265c31" officeooo:paragraph-rsid="00265c31"/>
    </style:style>
    <style:style style:name="P4" style:family="paragraph" style:parent-style-name="Standard">
      <style:text-properties officeooo:rsid="002f2e06" officeooo:paragraph-rsid="002f2e06"/>
    </style:style>
    <style:style style:name="P5" style:family="paragraph" style:parent-style-name="Standard" style:list-style-name="L5">
      <style:text-properties officeooo:rsid="0022ef5e" officeooo:paragraph-rsid="0022ef5e"/>
    </style:style>
    <style:style style:name="P6" style:family="paragraph" style:parent-style-name="Standard" style:list-style-name="L5">
      <style:text-properties officeooo:rsid="0024bb72" officeooo:paragraph-rsid="0024bb72"/>
    </style:style>
    <style:style style:name="P7" style:family="paragraph" style:parent-style-name="Standard" style:list-style-name="L5">
      <style:text-properties officeooo:rsid="0037b94e" officeooo:paragraph-rsid="0037b94e"/>
    </style:style>
    <style:style style:name="P8" style:family="paragraph" style:parent-style-name="Standard" style:list-style-name="L5">
      <style:text-properties fo:font-variant="normal" fo:text-transform="none" fo:color="#222222" style:font-name="Liberation Serif" fo:font-size="12pt" fo:letter-spacing="normal" fo:font-style="normal" fo:font-weight="normal" officeooo:rsid="0037b94e" officeooo:paragraph-rsid="0037b94e" style:font-size-asian="12pt" style:font-size-complex="12pt"/>
    </style:style>
    <style:style style:name="P9" style:family="paragraph" style:parent-style-name="Standard" style:list-style-name="L3">
      <style:text-properties fo:font-variant="normal" fo:text-transform="none" fo:color="#222222" style:font-name="Liberation Serif" fo:font-size="12pt" fo:letter-spacing="normal" fo:font-style="normal" fo:font-weight="normal" officeooo:rsid="00311f58" officeooo:paragraph-rsid="00311f58" style:font-size-asian="12pt" style:font-size-complex="12pt"/>
    </style:style>
    <style:style style:name="P10" style:family="paragraph" style:parent-style-name="Standard" style:list-style-name="L5">
      <style:text-properties fo:font-variant="normal" fo:text-transform="none" fo:color="#222222" style:font-name="Liberation Serif" fo:font-size="12pt" fo:letter-spacing="normal" fo:font-style="normal" fo:font-weight="normal" officeooo:rsid="00311f58" officeooo:paragraph-rsid="003adad7" style:font-size-asian="12pt" style:font-size-complex="12pt"/>
    </style:style>
    <style:style style:name="P11" style:family="paragraph" style:parent-style-name="Standard" style:list-style-name="L3">
      <style:text-properties fo:font-variant="normal" fo:text-transform="none" fo:color="#222222" style:font-name="Liberation Serif" fo:font-size="12pt" fo:letter-spacing="normal" fo:font-style="normal" fo:font-weight="normal" officeooo:rsid="003715a9" officeooo:paragraph-rsid="003715a9" style:font-size-asian="12pt" style:font-size-complex="12pt"/>
    </style:style>
    <style:style style:name="P12" style:family="paragraph" style:parent-style-name="Standard" style:list-style-name="L3">
      <style:text-properties fo:font-variant="normal" fo:text-transform="none" fo:color="#222222" style:font-name="Liberation Serif" fo:font-size="12pt" fo:letter-spacing="normal" fo:font-style="normal" fo:font-weight="normal" officeooo:rsid="003933b8" officeooo:paragraph-rsid="003933b8" style:font-size-asian="12pt" style:font-size-complex="12pt"/>
    </style:style>
    <style:style style:name="P13" style:family="paragraph" style:parent-style-name="Standard" style:list-style-name="L3">
      <style:text-properties fo:font-variant="normal" fo:text-transform="none" fo:color="#222222" style:font-name="Liberation Serif" fo:font-size="12pt" fo:letter-spacing="normal" fo:font-style="normal" fo:font-weight="normal" officeooo:rsid="003b554f" officeooo:paragraph-rsid="003b554f" style:font-size-asian="12pt" style:font-size-complex="12pt"/>
    </style:style>
    <style:style style:name="P14" style:family="paragraph" style:parent-style-name="Standard" style:list-style-name="L5">
      <style:text-properties officeooo:rsid="003933b8" officeooo:paragraph-rsid="003adad7"/>
    </style:style>
    <style:style style:name="P15" style:family="paragraph" style:parent-style-name="Standard" style:list-style-name="L3">
      <style:text-properties officeooo:paragraph-rsid="00311f58"/>
    </style:style>
    <style:style style:name="P16" style:family="paragraph" style:parent-style-name="Standard" style:list-style-name="L3">
      <style:text-properties officeooo:rsid="002f2e06" officeooo:paragraph-rsid="002f2e06"/>
    </style:style>
    <style:style style:name="P17" style:family="paragraph" style:parent-style-name="Standard" style:list-style-name="L3">
      <style:text-properties officeooo:rsid="003715a9" officeooo:paragraph-rsid="003715a9"/>
    </style:style>
    <style:style style:name="P18" style:family="paragraph" style:parent-style-name="Standard" style:list-style-name="L4">
      <style:text-properties officeooo:rsid="00265c31" officeooo:paragraph-rsid="00265c31"/>
    </style:style>
    <style:style style:name="P19" style:family="paragraph" style:parent-style-name="Standard">
      <style:text-properties officeooo:rsid="00265c31" officeooo:paragraph-rsid="00265c31"/>
    </style:style>
    <style:style style:name="P20" style:family="paragraph" style:parent-style-name="Standard">
      <style:text-properties officeooo:paragraph-rsid="002f2e06"/>
    </style:style>
    <style:style style:name="P21" style:family="paragraph" style:parent-style-name="Standard" style:list-style-name="L4">
      <style:text-properties officeooo:rsid="003b554f" officeooo:paragraph-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11f58"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343184"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35ae3d" style:font-size-asian="12pt" style:font-size-complex="12pt"/>
    </style:style>
    <style:style style:name="T5" style:family="text">
      <style:text-properties fo:font-variant="normal" fo:text-transform="none" fo:color="#222222" style:font-name="Liberation Serif" fo:font-size="12pt" fo:letter-spacing="normal" fo:font-style="normal" fo:font-weight="normal" officeooo:rsid="003715a9" style:font-size-asian="12pt" style:font-size-complex="12pt"/>
    </style:style>
    <style:style style:name="T6" style:family="text">
      <style:text-properties fo:font-variant="normal" fo:text-transform="none" fo:color="#222222" style:font-name="Liberation Serif" fo:font-size="12pt" fo:letter-spacing="normal" fo:font-style="normal" fo:font-weight="normal" officeooo:rsid="003adad7" style:font-size-asian="12pt" style:font-size-complex="12pt"/>
    </style:style>
    <style:style style:name="T7" style:family="text">
      <style:text-properties officeooo:rsid="0037b94e"/>
    </style:style>
    <style:style style:name="T8" style:family="text">
      <style:text-properties officeooo:rsid="003adad7"/>
    </style:style>
    <style:style style:name="T9" style:family="text">
      <style:text-properties officeooo:rsid="003b55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7">SERVER:</text:span></text:p>
      <text:p text:style-name="P1"/>
      <text:list xml:id="list5960082447437938044" text:style-name="L5">
        <text:list-item>
          <text:p text:style-name="P10">Need the real server. Jeff said “The EC2 VM I've spec'd for the project is called a t2.medium, with 4GB RAM.  Total cost with storage would be around $37/mo.” <text:span text:style-name="T8">But nothing specific as to from whom. </text:span></text:p>
        </text:list-item>
        <text:list-item>
          <text:p text:style-name="P14"><text:span text:style-name="T2">N</text:span><text:span text:style-name="T1">eed a real amazon server account. </text:span><text:span text:style-name="T6">I can set this up if I get a gmail account.</text:span></text:p>
        </text:list-item>
        <text:list-item>
          <text:p text:style-name="P5">What if there is a change required such as the Server Database needs to be changed? In this case, I need to setup a development parallel environment database AND run the server across a different port. Otherwise I would be affecting the running live version. This requires time to set up.</text:p>
        </text:list-item>
        <text:list-item>
          <text:p text:style-name="P5">What if projects, equipments, notes or addresses are deleted and yet have been used by an engineer? I have a “disabled” flag which is ready to handle this situation. But I haven't worked on it really.</text:p>
        </text:list-item>
        <text:list-item>
          <text:p text:style-name="P5">What if the server changes so much I need to redo all the uploads? As a safety I am keeping all data on the phone even though it has been uploaded. I have a flag which I can send from the server for the phone to react such that it re-sends everything. What do you think?</text:p>
        </text:list-item>
        <text:list-item>
          <text:p text:style-name="P5">I am saving both the unscaled version of the picture and scaled version of the picture on the phone. I am sending though only the scaled version up to the server.</text:p>
        </text:list-item>
        <text:list-item>
          <text:p text:style-name="P6">Jason can hang himself with the various features on the server. That is, you are allowed to freely delete any entries. Also modify any entries. I have this for ease of development. Should I put in a safety for him?</text:p>
        </text:list-item>
        <text:list-item>
          <text:p text:style-name="P6">What about a database backup. What if something happens to the database and it gets screwed up. Normally some kind of backup safe guards against this. Also, what if the main server's disk crashes. Should we ensure some kind of off site backup as well?</text:p>
        </text:list-item>
        <text:list-item>
          <text:p text:style-name="P8">Companies can be “LOCAL”. There is right now not an easy way to determine from whom <text:span text:style-name="T8">from the Web Server UI. Should I add something?</text:span></text:p>
        </text:list-item>
        <text:list-item>
          <text:p text:style-name="P8">Version number displayed somewhere?</text:p>
        </text:list-item>
        <text:list-item>
          <text:p text:style-name="P7"><text:span text:style-name="T1">The title always goes to the front page. Perhaps some deep entries should go up just one level.</text:span></text:p>
        </text:list-item>
      </text:list>
      <text:p text:style-name="P2"/>
      <text:p text:style-name="P4"><text:span text:style-name="T7">APP</text:span> QUESTIONS:</text:p>
      <text:list xml:id="list8132530939283398086" text:style-name="L3">
        <text:list-item>
          <text:p text:style-name="P16">Need to test all scenarios before going live. <text:span text:style-name="T8">I am going to make a Testing document.</text:span></text:p>
        </text:list-item>
        <text:list-item>
          <text:p text:style-name="P15"><text:span text:style-name="T2">If client uninstalls and installs, will get a new Tech ID. </text:span><text:span text:style-name="T5">Is that OKAY? The DeviceID lasts only while the APP is installed.</text:span></text:p>
        </text:list-item>
        <text:list-item>
          <text:p text:style-name="P9">If entering in new address, I don't include the zip code field.</text:p>
        </text:list-item>
        <text:list-item>
          <text:p text:style-name="P9"><text:span text:style-name="T9">S</text:span>ome addresses <text:span text:style-name="T9">can </text:span>have zipcodes and some do not <text:span text:style-name="T9">require it. This has added </text:span>complexity to the code. Where <text:span text:style-name="T9">the user sees this is that now you can have two</text:span> project/address combos which differ only by the inclusion of the zipcode.</text:p>
        </text:list-item>
        <text:list-item>
          <text:p text:style-name="P15"><text:span text:style-name="T2">Are we </text:span><text:span text:style-name="T3">supporing APP default data? Bootstra</text:span><text:span text:style-name="T2">pping </text:span><text:span text:style-name="T4">would be an</text:span><text:span text:style-name="T2"> issue. If user starts entering in entries before getting a reliable connection, they could enter in data based on APP default settings rather than the server's. Is this okay?</text:span></text:p>
        </text:list-item>
        <text:list-item>
          <text:p text:style-name="P17"><text:span text:style-name="T2">D</text:span><text:span text:style-name="T1">o I show the version number somewhere? </text:span></text:p>
        </text:list-item>
        <text:list-item>
          <text:p text:style-name="P11">Do we have an about page?</text:p>
        </text:list-item>
        <text:list-item>
          <text:p text:style-name="P12">No way to enter in new equipment or notes from the client.</text:p>
        </text:list-item>
        <text:list-item>
          <text:p text:style-name="P13">What if the user enters an address, and then Jason, seeing this on the server wants this to be official. Should I allow for this?</text:p>
        </text:list-item>
      </text:list>
      <text:p text:style-name="P2"/>
      <text:p text:style-name="P3"><text:span text:style-name="T9">VERSION 2</text:span>:</text:p>
      <text:p text:style-name="P3"/>
      <text:list xml:id="list2247171814775432724" text:style-name="L4">
        <text:list-item>
          <text:p text:style-name="P21"><text:soft-page-break/>Provide a way to deactivate a project once it is done.</text:p>
        </text:list-item>
        <text:list-item>
          <text:p text:style-name="P18"><text:span text:style-name="T9">Provide a way under the </text:span>"current project" section <text:span text:style-name="T9">to show all data entered for a specific project. Also to edit existing entries if there were mistak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4.2.8.2$Linux_X86_64 LibreOffice_project/420m0$Build-2</meta:generator>
    <dc:date>2017-06-06T13:02:02.398278384</dc:date>
    <meta:editing-duration>P1DT5H2M41S</meta:editing-duration>
    <meta:editing-cycles>18</meta:editing-cycles>
    <meta:document-statistic meta:table-count="0" meta:image-count="0" meta:object-count="0" meta:page-count="2" meta:paragraph-count="25" meta:word-count="604" meta:character-count="3178" meta:non-whitespace-character-count="2618"/>
  </office:meta>
</office:document-meta>
</file>